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fr" fo:country="FR" fo:font-weight="normal" officeooo:rsid="001ff8f8" officeooo:paragraph-rsid="001ff8f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fr" fo:country="FR" fo:font-weight="normal" officeooo:rsid="00598582" officeooo:paragraph-rsid="0059858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fr" fo:country="FR" fo:font-weight="normal" officeooo:rsid="005a6782" officeooo:paragraph-rsid="005a678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fr" fo:country="FR" fo:font-weight="normal" officeooo:rsid="005e54ac" officeooo:paragraph-rsid="005e54a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5f4e23" officeooo:paragraph-rsid="005f4e2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fo:font-weight="bold" officeooo:rsid="004e70e4" officeooo:paragraph-rsid="0029a2d3"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fr" fo:country="FR" fo:font-weight="bold" officeooo:rsid="005e54ac" officeooo:paragraph-rsid="005e54ac"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20pt" fo:language="fr" fo:country="FR" fo:font-style="italic" fo:font-weight="bold" officeooo:rsid="001ff8f8" officeooo:paragraph-rsid="001ff8f8" style:font-size-asian="20pt" style:font-style-asian="italic" style:font-weight-asian="bold" style:font-size-complex="20pt" style:font-style-complex="italic" style:font-weight-complex="bold"/>
    </style:style>
    <style:style style:name="P9" style:family="paragraph" style:parent-style-name="Standard">
      <style:paragraph-properties fo:text-align="center" style:justify-single-word="false"/>
      <style:text-properties fo:font-size="20pt" fo:language="fr" fo:country="FR" fo:font-weight="bold" officeooo:rsid="001ff8f8" officeooo:paragraph-rsid="001ff8f8" style:font-size-asian="20pt" style:font-weight-asian="bold" style:font-size-complex="20pt" style:font-weight-complex="bold"/>
    </style:style>
    <style:style style:name="P10" style:family="paragraph" style:parent-style-name="Standard">
      <style:paragraph-properties fo:text-align="start" style:justify-single-word="false"/>
      <style:text-properties fo:color="#00cc33"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fo:color="#000000" fo:font-size="16pt" fo:language="fr" fo:country="FR" fo:font-style="italic" style:text-underline-style="none" fo:font-weight="bold" officeooo:rsid="001ff8f8" officeooo:paragraph-rsid="001ff8f8" style:font-size-asian="14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color="#000000"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color="#000000" fo:font-size="12pt" fo:language="fr" fo:country="FR" fo:font-weight="normal" officeooo:rsid="001ff8f8" officeooo:paragraph-rsid="001ff8f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language="fr" fo:country="FR" fo:font-weight="normal" officeooo:rsid="0039198c" officeooo:paragraph-rsid="0039198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language="fr" fo:country="FR" fo:font-weight="normal" officeooo:rsid="003a4003" officeooo:paragraph-rsid="0060b87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fo:language="fr" fo:country="FR" fo:font-weight="normal" officeooo:rsid="0028cc53" officeooo:paragraph-rsid="001ff8f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fo:language="fr" fo:country="FR" fo:font-weight="normal" officeooo:rsid="002f0c34" officeooo:paragraph-rsid="001ff8f8"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language="fr" fo:country="FR" fo:font-weight="normal" officeooo:rsid="0060b878" officeooo:paragraph-rsid="0060b87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fo:language="fr" fo:country="FR" fo:font-weight="normal" officeooo:rsid="004fd127" officeooo:paragraph-rsid="004fd12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fo:language="fr" fo:country="FR" fo:font-weight="bold" officeooo:rsid="00391fdd" officeooo:paragraph-rsid="00391fd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fo:font-size="12pt" fo:language="fr" fo:country="FR" fo:font-weight="bold" officeooo:rsid="004b3ea5" officeooo:paragraph-rsid="004b3ea5"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ff0000"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23" style:family="paragraph" style:parent-style-name="Standard">
      <style:paragraph-properties fo:text-align="start" style:justify-single-word="false"/>
      <style:text-properties fo:color="#ff0000" fo:font-size="16pt" fo:language="fr" fo:country="FR" fo:font-style="italic" fo:font-weight="bold" officeooo:rsid="001ff8f8" officeooo:paragraph-rsid="005e54ac" style:font-size-asian="14pt" style:font-style-asian="italic" style:font-weight-asian="bold" style:font-size-complex="16pt" style:font-style-complex="italic" style:font-weight-complex="bold"/>
    </style:style>
    <style:style style:name="P24" style:family="paragraph" style:parent-style-name="Standard">
      <style:paragraph-properties fo:text-align="start" style:justify-single-word="false"/>
      <style:text-properties fo:color="#ff0000" fo:font-size="12pt" fo:language="fr" fo:country="FR" fo:font-weight="normal" officeooo:rsid="001ff8f8" officeooo:paragraph-rsid="001ff8f8"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color="#000000" fo:font-size="12pt" fo:language="fr" fo:country="FR" fo:font-weight="normal" officeooo:rsid="00309452" officeooo:paragraph-rsid="004b3ea5"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color="#000000" fo:font-size="12pt" fo:language="fr" fo:country="FR" fo:font-weight="normal" officeooo:rsid="0030deee" officeooo:paragraph-rsid="004b3ea5"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color="#000000" fo:font-size="12pt" fo:language="fr" fo:country="FR" fo:font-weight="normal" officeooo:rsid="00365cea" officeooo:paragraph-rsid="004b3ea5"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color="#000000" fo:font-size="12pt" fo:language="fr" fo:country="FR" fo:font-weight="normal" officeooo:rsid="004c1815" officeooo:paragraph-rsid="004c1815"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color="#000000" fo:font-size="12pt" fo:language="fr" fo:country="FR" fo:font-weight="normal" officeooo:rsid="00554646" officeooo:paragraph-rsid="00554646"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fo:color="#000000" fo:font-size="12pt" fo:language="fr" fo:country="FR" fo:font-weight="normal" officeooo:rsid="00561ce5" officeooo:paragraph-rsid="00561ce5"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fo:color="#000000" fo:font-size="12pt" fo:language="fr" fo:country="FR" fo:font-weight="normal" officeooo:rsid="0060b878" officeooo:paragraph-rsid="0060b87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6pt" fo:language="fr" fo:country="FR" fo:font-style="italic" fo:font-weight="bold" officeooo:rsid="00216c4e" officeooo:paragraph-rsid="00216c4e" style:font-size-asian="14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officeooo:rsid="0044c41d"/>
    </style:style>
    <style:style style:name="T3" style:family="text">
      <style:text-properties officeooo:rsid="004c1815"/>
    </style:style>
    <style:style style:name="T4" style:family="text">
      <style:text-properties officeooo:rsid="00502f64"/>
    </style:style>
    <style:style style:name="T5" style:family="text">
      <style:text-properties officeooo:rsid="00598582"/>
    </style:style>
    <style:style style:name="T6" style:family="text">
      <style:text-properties officeooo:rsid="005a1b32"/>
    </style:style>
    <style:style style:name="T7" style:family="text">
      <style:text-properties officeooo:rsid="005c92df"/>
    </style:style>
    <style:style style:name="T8" style:family="text">
      <style:text-properties officeooo:rsid="0060b878"/>
    </style:style>
    <style:style style:name="T9" style:family="text">
      <style:text-properties officeooo:rsid="00638b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maine <text:span text:style-name="T5">4</text:span> : <text:span text:style-name="T5">Parfaire votre maîtrise du CSS</text:span></text:p>
      <text:p text:style-name="P9"/>
      <text:p text:style-name="P10">Objectif : <text:s/></text:p>
      <text:p text:style-name="P1"/>
      <text:p text:style-name="P2"><text:span text:style-name="T6">En matière de HTML et de CSS, l</text:span>’objectif de cette semaine est que vous puissiez poser sereinement vos acquis. Il n’y aura donc pas vraiment de nouvelles notions qui seront abordées, par contre il sera attendu de vous que vous donniez le meilleur de vous-même dans les projets. Il faudra offrir un haut niveau de prestation !</text:p>
      <text:p text:style-name="P2"/>
      <text:p text:style-name="P3">Par contre ce sera l’occasion de rajouter un nouveau langage à votre arc, j’ai nommé PHP. Cette semaine servira de découverte et vous permettra de vous familiariser avec les fondamentaux les plus simples du langage.</text:p>
      <text:p text:style-name="P1"/>
      <text:p text:style-name="P11">Compétences acquises :</text:p>
      <text:p text:style-name="P13"/>
      <text:p text:style-name="P16">- <text:span text:style-name="T7">Gérer l’organisation de ses fichiers avec PHP</text:span></text:p>
      <text:p text:style-name="P16">- <text:span text:style-name="T7">Affichez des données sur ses pages</text:span></text:p>
      <text:p text:style-name="P16">- <text:span text:style-name="T7">Utiliser les structures de base du langage</text:span></text:p>
      <text:p text:style-name="P13"/>
      <text:p text:style-name="P12">Ressources et exercices :</text:p>
      <text:p text:style-name="P1"/>
      <text:p text:style-name="P6">P<text:span text:style-name="T5">our le HTML et le CSS, voir le PDF de la semaine dernière.</text:span></text:p>
      <text:p text:style-name="P6"/>
      <text:p text:style-name="P7">Pour le PHP, Vous pouvez suivre le parcours d’OpenClassrooms jusqu’au chapitre « Inclure des portions de pages » (vous pouvez passer celui sur les tableaux pour l’instant si cela vous semble trop complexe)</text:p>
      <text:p text:style-name="P4">- <text:a xlink:type="simple" xlink:href="https://openclassrooms.com/fr/courses/918836-concevez-votre-site-web-avec-php-et-mysql" text:style-name="Internet_20_link" text:visited-style-name="Visited_20_Internet_20_Link">https://openclassrooms.com/fr/courses/918836-concevez-votre-site-web-avec-php-et-mysql</text:a></text:p>
      <text:p text:style-name="P4"/>
      <text:p text:style-name="P4">Le site de la w3schools offre également de bonnes ressources simples et claires pour la compréhension du langage (à utiliser en complément d’OC) :</text:p>
      <text:p text:style-name="P4">- <text:a xlink:type="simple" xlink:href="https://www.w3schools.com/php/default.asp" text:style-name="Internet_20_link" text:visited-style-name="Visited_20_Internet_20_Link">https://www.w3schools.com/php/default.asp</text:a></text:p>
      <text:p text:style-name="P4"/>
      <text:p text:style-name="P5">Vous aurez en plus des exercices à réaliser pour vous familiariser avec la syntaxe en PHP :</text:p>
      <text:p text:style-name="P23"/>
      <text:p text:style-name="P22">Projet à rendre :</text:p>
      <text:p text:style-name="P17"/>
      <text:p text:style-name="P20">2) Repro<text:span text:style-name="T2">duire un site célèbre</text:span></text:p>
      <text:p text:style-name="P24"/>
      <text:p text:style-name="P15">V<text:span text:style-name="T8">ous avez en charge la reproduction du site de sport ocea : </text:span><text:a xlink:type="simple" xlink:href="http://www.oceaclub.com/" text:style-name="Internet_20_link" text:visited-style-name="Visited_20_Internet_20_Link"><text:span text:style-name="T8">http://www.oceaclub.com/</text:span></text:a></text:p>
      <text:p text:style-name="P18">Vous ne reproduirez que la page d’accueil, attention cependant à mettre votre header et votre footer dans des fichiers séparés et à la appeler en PHP.</text:p>
      <text:p text:style-name="P18"/>
      <text:p text:style-name="P18">Vous n’ê<text:span text:style-name="T9">tes pas obligé de</text:span> réalise<text:span text:style-name="T9">r</text:span> les obliques, vous pouvez vous contenter de conteneurs carrés <text:span text:style-name="T9">mais si vous le faites c’est encore mieux ;-)</text:span></text:p>
      <text:p text:style-name="P21"/>
      <text:p text:style-name="P21">Spécifications techniques</text:p>
      <text:p text:style-name="P21"/>
      <text:list xml:id="list8611042269189871971" text:style-name="L1">
        <text:list-item>
          <text:p text:style-name="P25">Réalisation d’un wireframe </text:p>
        </text:list-item>
        <text:list-item>
          <text:p text:style-name="P25">Structure du site en HTML5</text:p>
        </text:list-item>
        <text:list-item>
          <text:p text:style-name="P25"><text:soft-page-break/>Usage d’un BoilerPlate</text:p>
        </text:list-item>
        <text:list-item>
          <text:p text:style-name="P26">HTML sémantique</text:p>
        </text:list-item>
        <text:list-item>
          <text:p text:style-name="P25">Présence de commentaires en anglais pour faciliter la lecture du code</text:p>
        </text:list-item>
        <text:list-item>
          <text:p text:style-name="P27">code validé sur le w3c validator</text:p>
        </text:list-item>
        <text:list-item>
          <text:p text:style-name="P28">Design moderne et élégant avec un CSS maintenable</text:p>
        </text:list-item>
        <text:list-item>
          <text:p text:style-name="P28">Respect du principe DRY</text:p>
        </text:list-item>
        <text:list-item>
          <text:p text:style-name="P29">Présence d’un favicon</text:p>
        </text:list-item>
        <text:list-item>
          <text:p text:style-name="P30">Site mis en ligne via une GH-page</text:p>
        </text:list-item>
        <text:list-item>
          <text:p text:style-name="P31">Usage du PHP</text:p>
        </text:list-item>
      </text:list>
      <text:p text:style-name="P14"/>
      <text:p text:style-name="P14"><text:span text:style-name="T1">Le rendu se fait sur mon adresse mail </text:span><text:a xlink:type="simple" xlink:href="mailto:thomas.gossart.pro@gmail.com" text:style-name="Internet_20_link" text:visited-style-name="Visited_20_Internet_20_Link"><text:span text:style-name="T1">thomas.gossart.pro@gmail.com</text:span></text:a><text:span text:style-name="T1"> avant dimanche minuit. Merci de m’envoyer le lien vers votre repository sur lequel je trouverai un readme et une github page.</text:span></text:p>
      <text:p text:style-name="P24"/>
      <text:p text:style-name="P32">Pour aller plus loin :</text:p>
      <text:p text:style-name="P19"/>
      <text:p text:style-name="P19">Réussissez à vous inscrire sur Code Wars et réalisez un kata de niveau 8 <text:span text:style-name="T4">ou 7</text:span> :</text:p>
      <text:p text:style-name="P19">- <text:a xlink:type="simple" xlink:href="https://www.codewars.com/" text:style-name="Internet_20_link" text:visited-style-name="Visited_20_Internet_20_Link">https://www.codewar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35:42.384580474</meta:creation-date>
    <meta:generator>LibreOffice/5.1.6.2$Linux_X86_64 LibreOffice_project/10m0$Build-2</meta:generator>
    <dc:date>2018-09-28T15:41:47.835342441</dc:date>
    <meta:editing-duration>PT4H52M43S</meta:editing-duration>
    <meta:editing-cycles>61</meta:editing-cycles>
    <meta:document-statistic meta:table-count="0" meta:image-count="0" meta:object-count="0" meta:page-count="2" meta:paragraph-count="36" meta:word-count="417" meta:character-count="2506" meta:non-whitespace-character-count="2133"/>
  </office:meta>
</office:document-meta>
</file>